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b550" officeooo:paragraph-rsid="0002b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ny Hegeland</text:p>
      <text:p text:style-name="P1">Programming Languages</text:p>
      <text:p text:style-name="P1">Dr. Merkel</text:p>
      <text:p text:style-name="P1">02/22/2014</text:p>
      <text:p text:style-name="P1"/>
      <text:p text:style-name="P1">3.3) Recursive sorts are easier to write in functional style than others. Two recursive sorts are</text:p>
      <text:p text:style-name="P1">Quicksort and Mergesort. Write functional versions of (a) Quicksort; (b) Mergesort in an</text:p>
      <text:p text:style-name="P1">imperative language of your choice (e.g., C, Ada, C++, Python), using an array of integers as</text:p>
      <text:p text:style-name="P1">your basic data structure.</text:p>
      <text:p text:style-name="P1"/>
      <text:p text:style-name="P1">3.4) It is possible to write nonrecursive programs that implement recursive algorithms using a stack,</text:p>
      <text:p text:style-name="P1">but at the cost of extra source code complexity (a necessary overhead of using a nonrecursive</text:p>
      <text:p text:style-name="P1">language like FORTRAN). Write nonrecursive versions of (a) Quicksort; (b) Mergesort. Discuss</text:p>
      <text:p text:style-name="P1">the difficulties of the added complexity. (c) Which of the two sorts is easier to implement</text:p>
      <text:p text:style-name="P1">nonrecursively? Wh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y </meta:initial-creator>
    <meta:creation-date>2014-02-22T00:17:32.437712061</meta:creation-date>
    <meta:generator>LibreOffice/4.1.3.2$Linux_X86_64 LibreOffice_project/410m0$Build-2</meta:generator>
    <dc:date>2014-02-22T00:23:58.606461535</dc:date>
    <dc:creator>kenny </dc:creator>
    <meta:editing-duration>P0D</meta:editing-duration>
    <meta:editing-cycles>1</meta:editing-cycles>
    <meta:document-statistic meta:table-count="0" meta:image-count="0" meta:object-count="0" meta:page-count="1" meta:paragraph-count="13" meta:word-count="117" meta:character-count="763" meta:non-whitespace-character-count="652"/>
  </office:meta>
</office:document-meta>
</file>